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f72b" officeooo:paragraph-rsid="0013f72b"/>
    </style:style>
    <style:style style:name="P2" style:family="paragraph" style:parent-style-name="Standard">
      <style:text-properties style:font-name="Consolas" fo:font-size="12pt" officeooo:rsid="0013f72b" officeooo:paragraph-rsid="0013f72b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2. Use of sigmoid function on solving XOR function in neural network.</text:p>
      <text:p text:style-name="P1"/>
      <text:p text:style-name="P2">import java.util.Scanner;</text:p>
      <text:p text:style-name="P2"></text:p>
      <text:p text:style-name="P2">/**</text:p>
      <text:p text:style-name="P2"><text:s/>* Created by linuxsagar on 7/8/15.</text:p>
      <text:p text:style-name="P2"><text:s/>*/</text:p>
      <text:p text:style-name="P2">public class NeuralSigmoid {</text:p>
      <text:p text:style-name="P2"></text:p>
      <text:p text:style-name="P2"><text:s text:c="4"/>public static void main(String[] args) {</text:p>
      <text:p text:style-name="P2"><text:s text:c="8"/>int[] weights = {1,1,1,1};</text:p>
      <text:p text:style-name="P2"><text:s text:c="8"/>double[] h1 = new double[3];</text:p>
      <text:p text:style-name="P2"><text:s text:c="8"/>double[] h2 = new double[3];</text:p>
      <text:p text:style-name="P2"><text:s text:c="8"/>double[] oP = new double[4];</text:p>
      <text:p text:style-name="P2"></text:p>
      <text:p text:style-name="P2"><text:s text:c="8"/>Scanner inpScanner = new Scanner(System.in);</text:p>
      <text:p text:style-name="P2"><text:s text:c="8"/>int[] inp1 = new int[4];</text:p>
      <text:p text:style-name="P2"><text:s text:c="8"/>int[] inp2 = new int[4];</text:p>
      <text:p text:style-name="P2"></text:p>
      <text:p text:style-name="P2"><text:s text:c="8"/>System.out.println("Enter input1");</text:p>
      <text:p text:style-name="P2"><text:s text:c="8"/>for (int i = 0; i &lt; 4; i++) {</text:p>
      <text:p text:style-name="P2"><text:s text:c="12"/>inp1[i] = inpScanner.nextInt();</text:p>
      <text:p text:style-name="P2"><text:s text:c="8"/>}</text:p>
      <text:p text:style-name="P2"></text:p>
      <text:p text:style-name="P2"><text:s text:c="8"/>System.out.println("Enter input2");</text:p>
      <text:p text:style-name="P2"><text:s text:c="8"/>for (int i = 0; i &lt; 4; i++) {</text:p>
      <text:p text:style-name="P2"><text:s text:c="12"/>inp2[i] = inpScanner.nextInt();</text:p>
      <text:p text:style-name="P2"><text:s text:c="8"/>}</text:p>
      <text:p text:style-name="P2"></text:p>
      <text:p text:style-name="P2"></text:p>
      <text:p text:style-name="P2"></text:p>
      <text:p text:style-name="P2"><text:s text:c="8"/>for (int i = 0; i &lt; 3; i++) {</text:p>
      <text:p text:style-name="P2"><text:s text:c="12"/>double temp = 1/(1+Math.exp(-(i-0.5)));</text:p>
      <text:p text:style-name="P2"><text:s text:c="12"/>h1[i] = temp;</text:p>
      <text:p text:style-name="P2"><text:s text:c="8"/>}</text:p>
      <text:p text:style-name="P2"></text:p>
      <text:p text:style-name="P2"><text:s text:c="8"/>for (int i = 0; i &lt; 3; i++) {</text:p>
      <text:p text:style-name="P2"><text:s text:c="12"/>double temp = 1/(1+Math.exp(-(i-1.5)));</text:p>
      <text:p text:style-name="P2"><text:s text:c="12"/>h2[i] = temp;</text:p>
      <text:p text:style-name="P2"><text:s text:c="8"/>}</text:p>
      <text:p text:style-name="P2"></text:p>
      <text:p text:style-name="P2"></text:p>
      <text:p text:style-name="P2"><text:s text:c="8"/>double oP1 = Math.abs(h2[0]-h1[0]);</text:p>
      <text:p text:style-name="P2"><text:s text:c="8"/>double oP2 = Math.abs(h2[1]-h1[1]);</text:p>
      <text:p text:style-name="P2"><text:s text:c="8"/>double t1Output = 1/(1+Math.exp(-(oP1-0.2)));</text:p>
      <text:p text:style-name="P2"><text:s text:c="8"/>double t2Output = 1/(1+Math.exp(-(oP2-0.2)));</text:p>
      <text:p text:style-name="P2"></text:p>
      <text:p text:style-name="P2"></text:p>
      <text:p text:style-name="P2"><text:s text:c="8"/>for (int i = 0; i &lt; 4; i++) {</text:p>
      <text:p text:style-name="P2"><text:s text:c="12"/>if(i==0){</text:p>
      <text:p text:style-name="P2"><text:s text:c="16"/>oP[i]=t1Output;</text:p>
      <text:p text:style-name="P2"><text:soft-page-break/><text:s text:c="12"/>}</text:p>
      <text:p text:style-name="P2"><text:s text:c="12"/>if(i==1){</text:p>
      <text:p text:style-name="P2"><text:s text:c="16"/>oP[i]=t2Output;</text:p>
      <text:p text:style-name="P2"><text:s text:c="12"/>}</text:p>
      <text:p text:style-name="P2"><text:s text:c="12"/>if(i==2){</text:p>
      <text:p text:style-name="P2"><text:s text:c="16"/>oP[i]=t2Output;</text:p>
      <text:p text:style-name="P2"><text:s text:c="12"/>}</text:p>
      <text:p text:style-name="P2"><text:s text:c="12"/>if(i==3){</text:p>
      <text:p text:style-name="P2"><text:s text:c="16"/>oP[i]=t1Output;</text:p>
      <text:p text:style-name="P2"><text:s text:c="12"/>}</text:p>
      <text:p text:style-name="P2"><text:s text:c="8"/>}</text:p>
      <text:p text:style-name="P2"></text:p>
      <text:p text:style-name="P2"></text:p>
      <text:p text:style-name="P2"><text:s text:c="8"/>System.out.println("************OUTPUT************");</text:p>
      <text:p text:style-name="P2"><text:s text:c="8"/>for (int i = 0; i &lt; oP.length; i++) {</text:p>
      <text:p text:style-name="P2"><text:s text:c="12"/>if (oP[i]&gt;0.5){</text:p>
      <text:p text:style-name="P2"><text:s text:c="16"/>System.out.println(1);</text:p>
      <text:p text:style-name="P2"><text:s text:c="12"/>}</text:p>
      <text:p text:style-name="P2"><text:s text:c="12"/>else {</text:p>
      <text:p text:style-name="P2"><text:s text:c="16"/>System.out.println(0);</text:p>
      <text:p text:style-name="P2"><text:s text:c="12"/>}</text:p>
      <text:p text:style-name="P2"><text:s text:c="8"/>}</text:p>
      <text:p text:style-name="P2"></text:p>
      <text:p text:style-name="P2"></text:p>
      <text:p text:style-name="P2"><text:s text:c="4"/>}</text:p>
      <text:p text:style-name="P2">}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8T15:00:06.387285004</meta:creation-date>
    <dc:date>2015-07-08T15:01:42.192502057</dc:date>
    <meta:editing-duration>P0D</meta:editing-duration>
    <meta:editing-cycles>1</meta:editing-cycles>
    <meta:document-statistic meta:table-count="0" meta:image-count="0" meta:object-count="0" meta:page-count="2" meta:paragraph-count="76" meta:word-count="195" meta:character-count="1815" meta:non-whitespace-character-count="1074"/>
    <meta:generator>LibreOffice/4.2.8.2$Linux_X86_64 LibreOffice_project/420m0$Build-2</meta:generator>
  </office:meta>
</office:document-meta>
</file>